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4.6681in"/>
    </style:style>
    <style:style style:name="co6" style:family="table-column">
      <style:table-column-properties fo:break-before="auto" style:column-width="2.7366in"/>
    </style:style>
    <style:style style:name="co9" style:family="table-column">
      <style:table-column-properties fo:break-before="auto" style:column-width="1.6953in"/>
    </style:style>
    <style:style style:name="co10" style:family="table-column">
      <style:table-column-properties fo:break-before="auto" style:column-width="1.3063in"/>
    </style:style>
    <style:style style:name="ro5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0.9898in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2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Kto</text:p>
          </table:table-cell>
          <table:table-cell table:style-name="ce4" office:value-type="string" calcext:value-type="string">
            <text:p>Opis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Uwagi</text:p>
          </table:table-cell>
          <table:table-cell table:style-name="ce4" office:value-type="string" calcext:value-type="string">
            <text:p>Szacowany czas</text:p>
          </table:table-cell>
          <table:table-cell table:style-name="ce4" office:value-type="string" calcext:value-type="string">
            <text:p>Realny Czas</text:p>
          </table:table-cell>
          <table:table-cell table:style-name="ce4" office:value-type="string" calcext:value-type="string">
            <text:p>Priorytet</text:p>
          </table:table-cell>
          <table:table-cell table:style-name="ce4" office:value-type="string" calcext:value-type="string">
            <text:p>Stan</text:p>
          </table:table-cell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łożenia</text:p>
          </table:table-cell>
          <table:table-cell table:style-name="ce7" office:value-type="string" calcext:value-type="string">
            <text:p>Program oblicza trajektorie cząstek (protonów) do 204 m tunelu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Wartości początkowe są odczytywane z pliku generowanego przez zewnętrzny program (Pythia) lub generowane (niefizycznie, ma służyć do szybkiej prezentacji programu).</text:p>
          </table:table-cell>
          <table:table-cell table:style-name="ce7" office:value-type="string" calcext:value-type="string">
            <text:p>Do wyboru powinno być kilka rozkładów statystycznych używanych w hep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generowania brak</text:p>
          </table:table-cell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string" calcext:value-type="string">
            <text:p>2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Program pozwala na edytowanie warunków początkowych układu, tj. położenia i mocy magnesów leżących wzdłuż toru lotu protonów.</text:p>
          </table:table-cell>
          <table:table-cell table:style-name="ce7" office:value-type="string" calcext:value-type="string">
            <text:p>Powinno się to odbywać przez podanie odpowiedniego pliku wsadowego, lub przez wbudowany edytor.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Obliczenia</text:p>
          </table:table-cell>
          <table:table-cell table:style-name="ce7" office:value-type="string" calcext:value-type="string">
            <text:p>Trajektorie cząstek są wyliczane, używając maksymalnej dostępnej mocy obliczeniowej (mpi).</text:p>
          </table:table-cell>
          <table:table-cell table:style-name="ce7" office:value-type="string" calcext:value-type="string">
            <text:p>Duża ilość danych wsadowych nie powinna zbytnio wpływać na szybkość startu programu.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3h</text:p>
          </table:table-cell>
          <table:table-cell table:style-name="ce5"/>
          <table:table-cell table:style-name="ce5" office:value-type="string" calcext:value-type="string">
            <text:p>prawie, <text:s/>jeszcze niech funkcje się pojawią</text:p>
          </table:table-cell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string" calcext:value-type="string">
            <text:p>3b</text:p>
          </table:table-cell>
          <table:table-cell table:style-name="ce5" table:number-columns-repeated="2"/>
          <table:table-cell table:style-name="ce7" office:value-type="string" calcext:value-type="string">
            <text:p>Dodanie funkcji opisujących relatywistyczne równanie lorentza I funkcje magnesów.</text:p>
          </table:table-cell>
          <table:table-cell table:style-name="ce7"/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równania są, ale nie wiem czy dobrze </text:p>
          </table:table-cell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3a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Kontynuacja</text:p>
          </table:table-cell>
          <table:table-cell table:style-name="ce7" office:value-type="string" calcext:value-type="string">
            <text:p>Mozliwość przerwania czasochłonnych obliczeń/zapis stanu i póżniejsza kontynuacja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ogram posiada interfejs graficzny (Qt lub wxWidgets) oraz tekstowy.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Wybór rodzaju danych wejściowych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b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zełącznik trybu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4c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Zmiana parametrów magnesów oraz dodawanie i odejmowanie ich</text:p>
          </table:table-cell>
          <table:table-cell table:style-name="ce7"/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wizualizację trajektorii cząstek (OpenGL).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a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tunel, w którym rozpędzane są cząstki.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5b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eż magnesy rozłożone wzdłuż tunelu.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c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rajektorię (w postaci linii) lub ewolucję układu w czasie.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Interpreter</text:p>
          </table:table-cell>
          <table:table-cell table:style-name="ce7" office:value-type="string" calcext:value-type="string">
            <text:p>Program wyświetla wykresy, które pomagają w interpretacji uzyskanych wyników symulacji fizycznej - wykres akceptancji, wykres alignment, itd. (z wykorzystaniem bibliotek ROOT, lub innych)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pis</text:p>
          </table:table-cell>
          <table:table-cell table:style-name="ce7" office:value-type="string" calcext:value-type="string">
            <text:p>User może zapisać uzyskany wynik w formie pliku tekstowego lub eps/png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 table:number-rows-repeated="2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 table:number-rows-repeated="2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fo:font-size="11pt" style:font-name-asian="Droid Sans Fallback" style:font-family-asian="'Droid Sans Fallback'" style:font-family-generic-asian="system" style:font-pitch-asian="variable" style:font-size-asian="11pt" style:font-name-complex="Czcionka tekstu podstawowego" style:font-family-complex="'Czcionka tekstu podstawowego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1:06:18.9428280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4-29T11:11:30.243995805</dc:date>
    <dc:creator>Krzysztof Cieśla</dc:creator>
    <meta:editing-duration>PT29M30S</meta:editing-duration>
    <meta:editing-cycles>3</meta:editing-cycles>
    <meta:document-statistic meta:table-count="3" meta:cell-count="95" meta:object-count="0"/>
  </office:meta>
</office:document-meta>
</file>